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24-12-16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23-12-0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21-12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20-12-17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9-12-09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8-12-10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8-01-10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6-12-1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4-12-1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4-01-22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1-12-06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9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609</text:p>
          </table:table-cell>
          <table:table-cell office:value-type="string" calcext:value-type="string">
            <text:p>196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